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60000004E2802EC813.png" manifest:media-type="image/png"/>
  <manifest:file-entry manifest:full-path="Pictures/1000020100000258000000838610095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7cm" fo:min-width="9.151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249cm" svg:height="1.145cm" svg:x="1cm" svg:y="1cm">
          <draw:image xlink:href="Pictures/10000201000002580000008386100950.png" xlink:type="simple" xlink:show="embed" xlink:actuate="onLoad">
            <text:p/>
          </draw:image>
        </draw:frame>
        <draw:frame draw:style-name="gr2" draw:text-style-name="P3" draw:layer="layout" svg:width="9.671cm" svg:height="1.817cm" svg:x="10.3cm" svg:y="0.8cm">
          <draw:text-box>
            <text:p text:style-name="P2"><text:span text:style-name="T1">Notebook Keyboard Shortcuts</text:span></text:p>
            <text:p text:style-name="P2"><text:span text:style-name="T2">for MacOS X</text:span></text:p>
          </draw:text-box>
        </draw:frame>
        <draw:frame draw:style-name="gr3" draw:text-style-name="P4" draw:layer="layout" svg:width="24.808cm" svg:height="19cm" draw:transform="rotate (-1.5707963267949) translate (20cm 3.986cm)">
          <draw:image xlink:href="Pictures/1000000000000660000004E2802EC81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3T22:49:29.229573000</meta:creation-date>
    <dc:date>2016-10-23T23:21:24.969679000</dc:date>
    <meta:editing-duration>PT7M46S</meta:editing-duration>
    <meta:editing-cycles>2</meta:editing-cycles>
    <meta:generator>LibreOffice/4.4.0.3$MacOSX_X86_64 LibreOffice_project/de093506bcdc5fafd9023ee680b8c60e3e0645d7</meta:generator>
    <meta:document-statistic meta:object-count="3"/>
  </office:meta>
</office:document-meta>
</file>